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pitch="variable" style:font-charset="x-symbol"/>
    <style:font-face style:name="Arial" svg:font-family="Arial"/>
    <style:font-face style:name="OpenSymbol" svg:font-family="OpenSymbol"/>
    <style:font-face style:name="Tahoma1" svg:font-family="Tahoma"/>
    <style:font-face style:name="Consolas" svg:font-family="Consolas" style:font-family-generic="modern" style:font-pitch="fixed"/>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ru" fo:country="RU"/>
    </style:style>
    <style:style style:name="P2" style:family="paragraph" style:parent-style-name="Standard">
      <style:paragraph-properties fo:text-align="justify" style:justify-single-word="false"/>
    </style:style>
    <style:style style:name="P3" style:family="paragraph" style:parent-style-name="Standard">
      <style:text-properties fo:language="en" fo:country="US"/>
    </style:style>
    <style:style style:name="P4" style:family="paragraph" style:parent-style-name="Standard">
      <style:paragraph-properties fo:margin-left="0.499cm" fo:margin-right="0.499cm" fo:text-indent="0cm" style:auto-text-indent="false" fo:padding="0.049cm" fo:border="0.002cm solid #000000" style:shadow="#808080 0.18cm 0.18cm"/>
      <style:text-properties style:font-name="Consolas" fo:font-size="9pt" fo:language="ru" fo:country="RU" style:font-size-asian="9pt" style:font-size-complex="9pt"/>
    </style:style>
    <style:style style:name="P5" style:family="paragraph" style:parent-style-name="Standard">
      <style:paragraph-properties fo:margin-left="0.499cm" fo:margin-right="0.499cm" fo:text-indent="0cm" style:auto-text-indent="false" fo:padding="0.049cm" fo:border="0.002cm solid #000000" style:shadow="#808080 0.18cm 0.18cm"/>
      <style:text-properties style:font-name="Consolas" fo:font-size="9pt" fo:language="zxx" fo:country="none" style:font-size-asian="9pt" style:font-size-complex="9pt"/>
    </style:style>
    <style:style style:name="P6" style:family="paragraph" style:parent-style-name="Standard">
      <style:paragraph-properties fo:margin-left="0.499cm" fo:margin-right="0.499cm" fo:text-indent="0cm" style:auto-text-indent="false" fo:padding="0.049cm" fo:border="0.002cm solid #000000" style:shadow="#808080 0.18cm 0.18cm"/>
      <style:text-properties style:font-name="Consolas" fo:font-size="9pt" fo:language="zxx" fo:country="none" style:font-size-asian="9pt" style:language-asian="zxx" style:country-asian="none" style:font-size-complex="9pt" style:language-complex="zxx" style:country-complex="none"/>
    </style:style>
    <style:style style:name="P7" style:family="paragraph" style:parent-style-name="Standard">
      <style:paragraph-properties fo:margin-left="0.499cm" fo:margin-right="0.499cm" fo:text-indent="0cm" style:auto-text-indent="false" fo:padding="0.049cm" fo:border="0.002cm solid #000000" style:shadow="#808080 0.18cm 0.18cm"/>
      <style:text-properties style:font-name="Consolas" fo:font-size="9pt" fo:language="en" fo:country="US" style:font-size-asian="9pt" style:language-asian="zxx" style:country-asian="none" style:font-size-complex="9pt" style:language-complex="zxx" style:country-complex="none"/>
    </style:style>
    <style:style style:name="P8" style:family="paragraph" style:parent-style-name="Standard">
      <style:paragraph-properties fo:margin-left="0.499cm" fo:margin-right="0.499cm" fo:text-indent="0cm" style:auto-text-indent="false" fo:padding="0.049cm" fo:border="0.002cm solid #000000" style:shadow="#808080 0.18cm 0.18cm"/>
      <style:text-properties style:font-name="Consolas" fo:font-size="9pt" fo:language="en" fo:country="US" style:font-size-asian="9pt" style:font-size-complex="9pt"/>
    </style:style>
    <style:style style:name="P9" style:family="paragraph" style:parent-style-name="Standard">
      <style:paragraph-properties fo:margin-left="0.499cm" fo:margin-right="0.499cm" fo:text-indent="0cm" style:auto-text-indent="false" fo:padding="0.049cm" fo:border="0.002cm solid #000000" style:shadow="#808080 0.18cm 0.18cm"/>
      <style:text-properties style:font-name="Consolas" fo:font-size="9pt" style:font-size-asian="9pt" style:font-size-complex="9pt"/>
    </style:style>
    <style:style style:name="P10" style:family="paragraph" style:parent-style-name="Text_20_body">
      <style:paragraph-properties fo:margin-left="0.499cm" fo:margin-right="0.499cm" style:line-height-at-least="0cm" fo:text-align="start" style:justify-single-word="false" fo:text-indent="0cm" style:auto-text-indent="false" fo:padding="0.049cm" fo:border="0.002cm solid #000000" style:shadow="#808080 0.18cm 0.18cm"/>
      <style:text-properties style:font-name="Consolas" fo:font-size="8pt" fo:language="ru" fo:country="RU" style:font-size-asian="8pt" style:font-size-complex="8pt"/>
    </style:style>
    <style:style style:name="P11" style:family="paragraph" style:parent-style-name="Standard">
      <style:paragraph-properties fo:margin-left="0.499cm" fo:margin-right="0.499cm" fo:text-indent="0cm" style:auto-text-indent="false" fo:padding="0.049cm" fo:border="0.002cm solid #000000" style:shadow="none"/>
      <style:text-properties style:font-name="Consolas" fo:font-size="9pt" fo:language="ru" fo:country="RU" style:font-size-asian="9pt" style:font-size-complex="9pt"/>
    </style:style>
    <style:style style:name="P12" style:family="paragraph" style:parent-style-name="Standard">
      <style:paragraph-properties fo:margin-left="0.499cm" fo:margin-right="0.499cm" fo:text-indent="0cm" style:auto-text-indent="false" fo:padding="0.049cm" fo:border="0.002cm solid #000000" style:shadow="none"/>
      <style:text-properties style:font-name="Consolas" fo:font-size="9pt" fo:language="ru" fo:country="RU" fo:font-style="italic" style:font-size-asian="9pt" style:font-style-asian="italic" style:font-size-complex="9pt" style:font-style-complex="italic"/>
    </style:style>
    <style:style style:name="P13" style:family="paragraph" style:parent-style-name="Standard">
      <style:paragraph-properties fo:margin-left="0.499cm" fo:margin-right="0.499cm" fo:text-indent="0cm" style:auto-text-indent="false" fo:padding="0.049cm" fo:border="0.002cm solid #000000" style:shadow="none"/>
      <style:text-properties style:font-name="Consolas" fo:font-size="9pt" fo:language="en" fo:country="US" style:font-size-asian="9pt" style:font-size-complex="9pt"/>
    </style:style>
    <style:style style:name="P14" style:family="paragraph" style:parent-style-name="Standard">
      <style:paragraph-properties fo:margin-left="0.499cm" fo:margin-right="0.499cm" fo:text-indent="0cm" style:auto-text-indent="false" fo:padding="0.049cm" fo:border="0.002cm solid #000000" style:shadow="none"/>
      <style:text-properties style:font-name="Consolas" fo:font-size="9pt" fo:language="en" fo:country="US" fo:font-style="normal" fo:font-weight="normal" style:font-size-asian="9pt" style:font-style-asian="normal" style:font-weight-asian="normal" style:font-size-complex="9pt" style:font-style-complex="normal" style:font-weight-complex="normal"/>
    </style:style>
    <style:style style:name="P15" style:family="paragraph" style:parent-style-name="Standard">
      <style:paragraph-properties fo:margin-left="0.499cm" fo:margin-right="0.499cm" fo:text-indent="0cm" style:auto-text-indent="false" fo:padding="0.049cm" fo:border="0.002cm solid #000000" style:shadow="none"/>
      <style:text-properties style:font-name="Consolas" fo:font-size="9pt" fo:language="en" fo:country="US" fo:font-weight="normal" style:font-size-asian="9pt" style:font-weight-asian="normal" style:font-size-complex="9pt" style:font-weight-complex="normal"/>
    </style:style>
    <style:style style:name="P16" style:family="paragraph" style:parent-style-name="Standard">
      <style:paragraph-properties fo:margin-left="0.499cm" fo:margin-right="0.499cm" fo:text-indent="0cm" style:auto-text-indent="false" fo:padding="0.049cm" fo:border="0.002cm solid #000000" style:shadow="none"/>
      <style:text-properties fo:color="#808080" style:font-name="Consolas" fo:font-size="9pt" fo:language="ru" fo:country="RU" fo:font-style="italic" style:font-size-asian="9pt" style:font-style-asian="italic" style:font-size-complex="9pt" style:font-style-complex="italic"/>
    </style:style>
    <style:style style:name="P17" style:family="paragraph" style:parent-style-name="Standard">
      <style:paragraph-properties fo:margin-left="0.499cm" fo:margin-right="0.499cm" fo:text-indent="0cm" style:auto-text-indent="false" fo:padding="0.049cm" fo:border="0.002cm solid #000000" style:shadow="none"/>
      <style:text-properties fo:color="#808080" style:font-name="Consolas" fo:font-size="9pt" fo:language="en" fo:country="US" fo:font-style="italic" style:font-size-asian="9pt" style:font-style-asian="italic" style:font-size-complex="9pt" style:font-style-complex="italic"/>
    </style:style>
    <style:style style:name="P18" style:family="paragraph" style:parent-style-name="Standard">
      <style:paragraph-properties fo:margin-left="0.499cm" fo:margin-right="0.499cm" fo:text-indent="0cm" style:auto-text-indent="false" fo:padding="0.049cm" fo:border="0.002cm solid #000000" style:shadow="none"/>
      <style:text-properties fo:color="#808080" fo:font-size="9pt" fo:language="ru" fo:country="RU" style:font-size-asian="9pt" style:font-size-complex="9pt"/>
    </style:style>
    <style:style style:name="P19" style:family="paragraph" style:parent-style-name="Standard">
      <style:paragraph-properties fo:margin-left="0.499cm" fo:margin-right="0.499cm" fo:text-indent="0cm" style:auto-text-indent="false" fo:padding="0.049cm" fo:border="0.002cm solid #000000" style:shadow="none"/>
      <style:text-properties style:use-window-font-color="true" style:font-name="Consolas" fo:font-size="9pt" fo:language="en" fo:country="US" fo:font-weight="normal" style:font-size-asian="9pt" style:font-weight-asian="normal" style:font-size-complex="9pt" style:font-weight-complex="normal"/>
    </style:style>
    <style:style style:name="P20" style:family="paragraph" style:parent-style-name="Standard" style:master-page-name="">
      <style:paragraph-properties fo:margin-left="0.499cm" fo:margin-right="0.499cm" fo:text-indent="0cm" style:auto-text-indent="false" style:page-number="auto" fo:padding="0.049cm" fo:border="0.002cm solid #000000" style:shadow="#808080 0.18cm 0.18cm"/>
      <style:text-properties style:font-name="Consolas" fo:font-size="9pt" fo:language="ru" fo:country="RU" style:font-size-asian="9pt" style:font-size-complex="9pt"/>
    </style:style>
    <style:style style:name="P21" style:family="paragraph" style:parent-style-name="Standard" style:master-page-name="">
      <style:paragraph-properties fo:margin-left="0.499cm" fo:margin-right="0.499cm" fo:text-indent="0cm" style:auto-text-indent="false" style:page-number="auto" fo:padding="0.049cm" fo:border="0.002cm solid #000000" style:shadow="#808080 0.18cm 0.18cm"/>
      <style:text-properties style:font-name="Consolas" fo:font-size="9pt" fo:language="zxx" fo:country="none" style:font-size-asian="9pt" style:language-asian="zxx" style:country-asian="none" style:font-size-complex="9pt" style:language-complex="zxx" style:country-complex="none"/>
    </style:style>
    <style:style style:name="P22" style:family="paragraph" style:parent-style-name="Standard" style:master-page-name="">
      <style:paragraph-properties fo:margin-left="0.499cm" fo:margin-right="0.499cm" fo:text-indent="0cm" style:auto-text-indent="false" style:page-number="auto" fo:padding="0.049cm" fo:border="0.002cm solid #000000" style:shadow="#808080 0.18cm 0.18cm"/>
      <style:text-properties style:font-name="Consolas" fo:font-size="9pt" fo:language="en" fo:country="US" style:font-size-asian="9pt" style:language-asian="zxx" style:country-asian="none" style:font-size-complex="9pt" style:language-complex="zxx" style:country-complex="none"/>
    </style:style>
    <style:style style:name="P23" style:family="paragraph" style:parent-style-name="Text_20_body" style:master-page-name="">
      <style:paragraph-properties fo:margin-left="0.499cm" fo:margin-right="0.499cm" fo:text-align="start" style:justify-single-word="false" fo:text-indent="0cm" style:auto-text-indent="false" style:page-number="auto" fo:padding="0.049cm" fo:border="0.002cm solid #000000" style:shadow="#808080 0.18cm 0.18cm"/>
      <style:text-properties fo:language="ru" fo:country="RU"/>
    </style:style>
    <style:style style:name="P24" style:family="paragraph" style:parent-style-name="Text_20_body">
      <style:paragraph-properties fo:text-align="justify" style:justify-single-word="false"/>
      <style:text-properties fo:language="ru" fo:country="RU"/>
    </style:style>
    <style:style style:name="P25" style:family="paragraph" style:parent-style-name="Text_20_body">
      <style:paragraph-properties fo:text-align="justify" style:justify-single-word="false"/>
      <style:text-properties fo:language="ru" fo:country="RU" fo:font-style="italic" style:font-style-asian="italic" style:font-style-complex="italic"/>
    </style:style>
    <style:style style:name="P26" style:family="paragraph" style:parent-style-name="Text_20_body">
      <style:paragraph-properties fo:text-align="justify" style:justify-single-word="false"/>
      <style:text-properties style:font-name="Arial1" fo:language="ru" fo:country="RU"/>
    </style:style>
    <style:style style:name="P27" style:family="paragraph" style:parent-style-name="Standard">
      <style:paragraph-properties fo:margin-left="0cm" fo:margin-right="0.499cm" fo:text-indent="0cm" style:auto-text-indent="false"/>
      <style:text-properties fo:language="ru" fo:country="RU"/>
    </style:style>
    <style:style style:name="P28" style:family="paragraph" style:parent-style-name="Standard">
      <style:paragraph-properties fo:margin-left="0cm" fo:margin-right="0.499cm" fo:text-indent="0cm" style:auto-text-indent="false"/>
      <style:text-properties fo:language="ru" fo:country="RU" fo:font-weight="normal" style:font-weight-asian="normal" style:font-weight-complex="normal"/>
    </style:style>
    <style:style style:name="P29" style:family="paragraph" style:parent-style-name="Standard">
      <style:paragraph-properties fo:margin-left="0cm" fo:margin-right="0.499cm" fo:text-indent="0cm" style:auto-text-indent="false" fo:padding="0cm" fo:border="none" style:shadow="none"/>
      <style:text-properties style:font-name="Arial1" fo:font-size="10pt" fo:language="ru" fo:country="RU" style:font-size-asian="10pt" style:font-size-complex="10pt"/>
    </style:style>
    <style:style style:name="P30" style:family="paragraph" style:parent-style-name="Standard">
      <style:paragraph-properties fo:margin-left="0cm" fo:margin-right="0.499cm" fo:text-indent="0cm" style:auto-text-indent="false" fo:padding="0cm" fo:border="none" style:shadow="none"/>
      <style:text-properties style:font-name="Consolas" fo:font-size="9pt" fo:language="en" fo:country="US" fo:font-weight="normal" style:font-size-asian="9pt" style:font-weight-asian="normal" style:font-size-complex="9pt" style:font-weight-complex="normal"/>
    </style:style>
    <style:style style:name="P31" style:family="paragraph" style:parent-style-name="Standard" style:list-style-name="L1"/>
    <style:style style:name="P32" style:family="paragraph" style:parent-style-name="Standard" style:list-style-name="L3">
      <style:paragraph-properties fo:text-align="justify" style:justify-single-word="false"/>
      <style:text-properties fo:language="ru" fo:country="RU"/>
    </style:style>
    <style:style style:name="P33" style:family="paragraph" style:parent-style-name="Standard" style:list-style-name="L3">
      <style:text-properties fo:language="ru" fo:country="RU"/>
    </style:style>
    <style:style style:name="P34" style:family="paragraph" style:parent-style-name="Standard">
      <style:paragraph-properties fo:margin-left="0cm" fo:margin-right="0.499cm" fo:text-indent="0cm" style:auto-text-indent="false" fo:padding="0cm" fo:border="none" style:shadow="none"/>
      <style:text-properties style:font-name="Arial1" fo:font-size="10pt" fo:language="en" fo:country="US" fo:font-weight="normal" style:font-size-asian="10pt" style:font-weight-asian="normal" style:font-size-complex="10pt" style:font-weight-complex="normal"/>
    </style:style>
    <style:style style:name="P35" style:family="paragraph" style:parent-style-name="Text_20_body" style:list-style-name="L2">
      <style:paragraph-properties fo:text-align="justify" style:justify-single-word="false"/>
      <style:text-properties fo:language="ru" fo:country="RU"/>
    </style:style>
    <style:style style:name="P36" style:family="paragraph" style:parent-style-name="Heading_20_2">
      <style:text-properties fo:language="ru" fo:country="RU"/>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style:font-style-asian="italic" style:font-style-complex="italic"/>
    </style:style>
    <style:style style:name="T4" style:family="text">
      <style:text-properties fo:language="en" fo:country="US" style:language-asian="zxx" style:country-asian="none" style:language-complex="zxx" style:country-complex="none"/>
    </style:style>
    <style:style style:name="T5" style:family="text">
      <style:text-properties fo:language="en" fo:country="US" fo:font-weight="normal" style:font-weight-asian="normal" style:font-weight-complex="normal"/>
    </style:style>
    <style:style style:name="T6" style:family="text">
      <style:text-properties fo:language="en" fo:country="US" fo:font-style="normal" fo:font-weight="normal" style:font-style-asian="normal" style:font-weight-asian="normal" style:font-style-complex="normal" style:font-weight-complex="normal"/>
    </style:style>
    <style:style style:name="T7" style:family="text">
      <style:text-properties fo:language="ru" fo:country="RU"/>
    </style:style>
    <style:style style:name="T8" style:family="text">
      <style:text-properties fo:language="ru" fo:country="RU" fo:font-weight="bold" style:font-weight-asian="bold" style:font-weight-complex="bold"/>
    </style:style>
    <style:style style:name="T9" style:family="text">
      <style:text-properties fo:language="ru" fo:country="RU"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fo:font-weight="bold" style:language-asian="zxx" style:country-asian="none" style:font-weight-asian="bold" style:language-complex="zxx" style:country-complex="none" style:font-weight-complex="bold"/>
    </style:style>
    <style:style style:name="T12" style:family="text">
      <style:text-properties fo:color="#800000"/>
    </style:style>
    <style:style style:name="T13" style:family="text">
      <style:text-properties fo:color="#800000" fo:language="en" fo:country="US"/>
    </style:style>
    <style:style style:name="T14" style:family="text">
      <style:text-properties fo:color="#800000" fo:language="en" fo:country="US" fo:font-weight="normal" style:font-weight-asian="normal" style:font-weight-complex="normal"/>
    </style:style>
    <style:style style:name="T15" style:family="text">
      <style:text-properties fo:color="#800000" fo:language="en" fo:country="US" fo:font-style="normal" fo:font-weight="normal" style:font-style-asian="normal" style:font-weight-asian="normal" style:font-style-complex="normal" style:font-weight-complex="normal"/>
    </style:style>
    <style:style style:name="T16" style:family="text">
      <style:text-properties fo:font-style="italic" style:font-style-asian="italic" style:font-style-complex="italic"/>
    </style:style>
    <style:style style:name="T17" style:family="text">
      <style:text-properties style:language-asian="zxx" style:country-asian="none" style:language-complex="zxx" style:country-complex="none"/>
    </style:style>
    <style:style style:name="T18" style:family="text">
      <style:text-properties fo:color="#808080"/>
    </style:style>
    <style:style style:name="T19" style:family="text">
      <style:text-properties fo:color="#808080" fo:language="en" fo:country="US"/>
    </style:style>
    <style:style style:name="T20" style:family="text">
      <style:text-properties fo:color="#808080" fo:language="en" fo:country="US" style:language-asian="zxx" style:country-asian="none" style:language-complex="zxx" style:country-complex="none"/>
    </style:style>
    <style:style style:name="T21" style:family="text">
      <style:text-properties fo:color="#808080" fo:language="en" fo:country="US" fo:font-style="italic" style:font-style-asian="italic" style:font-style-complex="italic"/>
    </style:style>
    <style:style style:name="T22" style:family="text">
      <style:text-properties fo:color="#808080" fo:language="en" fo:country="US" fo:font-weight="normal" style:font-weight-asian="normal" style:font-weight-complex="normal"/>
    </style:style>
    <style:style style:name="T23" style:family="text">
      <style:text-properties fo:color="#808080" fo:language="en" fo:country="US" fo:font-weight="bold" style:font-weight-asian="bold" style:font-weight-complex="bold"/>
    </style:style>
    <style:style style:name="T24" style:family="text">
      <style:text-properties fo:color="#808080" fo:language="ru" fo:country="RU"/>
    </style:style>
    <style:style style:name="T25" style:family="text">
      <style:text-properties fo:color="#808080" fo:language="ru" fo:country="RU" style:language-asian="zxx" style:country-asian="none" style:language-complex="zxx" style:country-complex="none"/>
    </style:style>
    <style:style style:name="T26" style:family="text">
      <style:text-properties fo:color="#808080" fo:font-weight="normal" style:font-weight-asian="normal" style:font-weight-complex="normal"/>
    </style:style>
    <style:style style:name="T27" style:family="text">
      <style:text-properties fo:color="#808080" fo:font-style="italic" style:font-style-asian="italic" style:font-style-complex="italic"/>
    </style:style>
    <style:style style:name="T28" style:family="text">
      <style:text-properties style:font-name="Consolas"/>
    </style:style>
    <style:style style:name="T29" style:family="text">
      <style:text-properties style:font-name="Consolas" fo:language="en" fo:country="US" style:text-underline-style="solid" style:text-underline-width="auto" style:text-underline-color="font-color"/>
    </style:style>
    <style:style style:name="T30" style:family="text">
      <style:text-properties style:font-name="Consolas" fo:language="en" fo:country="US" fo:font-weight="bold" style:font-weight-asian="bold" style:font-weight-complex="bold"/>
    </style:style>
    <style:style style:name="T31" style:family="text">
      <style:text-properties style:font-name="Consolas" fo:language="en" fo:country="US" fo:font-style="italic" fo:font-weight="normal" style:font-style-asian="italic" style:font-weight-asian="normal" style:font-style-complex="italic" style:font-weight-complex="normal"/>
    </style:style>
    <style:style style:name="T32" style:family="text">
      <style:text-properties style:font-name="Consolas" fo:font-size="10pt" fo:language="en" fo:country="US" fo:font-style="normal" fo:font-weight="bold" style:font-size-asian="10pt" style:font-style-asian="normal" style:font-weight-asian="bold" style:font-size-complex="10pt" style:font-style-complex="normal" style:font-weight-complex="bold"/>
    </style:style>
    <style:style style:name="T33" style:family="text">
      <style:text-properties style:font-name="Consolas" fo:font-size="10pt" fo:language="en" fo:country="US" fo:font-style="normal" fo:font-weight="normal" style:font-size-asian="10pt" style:font-style-asian="normal" style:font-weight-asian="normal" style:font-size-complex="10pt" style:font-style-complex="normal" style:font-weight-complex="normal"/>
    </style:style>
    <style:style style:name="T34" style:family="text">
      <style:text-properties style:font-name="Consolas" fo:font-size="10pt" fo:language="en" fo:country="US" style:font-size-asian="10pt" style:font-size-complex="10pt"/>
    </style:style>
    <style:style style:name="T35" style:family="text">
      <style:text-properties style:font-name="Consolas" fo:font-size="10pt" fo:font-style="normal" fo:font-weight="normal" style:font-size-asian="10pt" style:font-style-asian="normal" style:font-weight-asian="normal" style:font-size-complex="10pt" style:font-style-complex="normal" style:font-weight-complex="normal"/>
    </style:style>
    <style:style style:name="T36" style:family="text">
      <style:text-properties style:font-name="Consolas" fo:font-size="10pt" fo:font-style="normal" fo:font-weight="bold" style:font-size-asian="10pt" style:font-style-asian="normal" style:font-weight-asian="bold" style:font-size-complex="10pt" style:font-style-complex="normal" style:font-weight-complex="bold"/>
    </style:style>
    <style:style style:name="T37" style:family="text">
      <style:text-properties style:font-name="Consolas" fo:font-style="italic" fo:font-weight="normal" style:font-style-asian="italic" style:font-weight-asian="normal" style:font-style-complex="italic" style:font-weight-complex="normal"/>
    </style:style>
    <style:style style:name="T38" style:family="text">
      <style:text-properties style:font-name="Arial1"/>
    </style:style>
    <style:style style:name="T39" style:family="text">
      <style:text-properties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T40" style:family="text">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T41" style:family="text">
      <style:text-properties style:font-name="Arial1" fo:language="en" fo:country="US"/>
    </style:style>
    <style:style style:name="T42" style:family="text">
      <style:text-properties style:font-name="Arial1" fo:language="en" fo:country="US" style:text-underline-style="none"/>
    </style:style>
    <style:style style:name="T43" style:family="text">
      <style:text-properties style:font-name="Arial1" style:text-underline-style="none"/>
    </style:style>
    <style:style style:name="T44" style:family="text">
      <style:text-properties fo:font-weight="normal" style:font-weight-asian="normal" style:font-weight-complex="normal"/>
    </style:style>
    <style:style style:name="T45" style:family="text">
      <style:text-properties style:use-window-font-color="true" fo:language="en" fo:country="US" fo:font-weight="normal" style:font-weight-asian="normal" style:font-weight-complex="normal"/>
    </style:style>
    <style:style style:name="T46" style:family="text">
      <style:text-properties style:use-window-font-color="true" fo:language="en" fo:country="US" fo:font-weight="bold" style:font-weight-asian="bold" style:font-weight-complex="bold"/>
    </style:style>
    <style:style style:name="T47" style:family="text">
      <style:text-properties style:use-window-font-color="true" fo:font-weight="normal" style:font-weight-asian="normal" style:font-weight-complex="normal"/>
    </style:style>
    <style:style style:name="T48" style:family="text">
      <style:text-properties style:use-window-font-color="true"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Введение</text:h>
      <text:p text:style-name="P2"><text:tab/>Технологии Servlet/JSP предоставляют мощную модель для создания веб приложений, однако они не определяют никакого API для создания клиенстких GUI. Для построения сложных JSP страниц, содержащих несколько форм, разработчики должны сами обеспечивать поддержку их состояний и разрабатывать механизм трансляции HTTP запросов в вызовы соответствующих обработчиков событий для конкретных компонент UI. При создании web приложений, содержащих сложный GUI, разработчики часто создают специальную инфраструктуру, упрощающую повторное использование частей некоторых страниц и облегчающую процесс модификации элементов GUI в рамках всего приложения.</text:p>
      <text:p text:style-name="P2"><text:tab/>Регулярные затраты на создание подсистем подобного типа заставляют нас стремиться разработать такую универсальную инфраструктуру, которая облегчила бы нам повторное использование web компонент. В идеале, мы должны иметь средство, которое позволило бы нам упростить ряд высокоуровневых задач наподобие размещения и повторного использования визуальных компонент, сохранения их состояния между вызовами, и обработки их событий.</text:p>
      <text:h text:style-name="Heading_20_1" text:outline-level="1">Цели</text:h>
      <text:p text:style-name="P2">Основной задачей документа является поиск некоторой оптимальной модели использования JSP технологии. Результатом данных исследований должен являться некоторый каркас для построения WEB UI. Критерием оценки качества для полученной подсистемы должно служить выполнение следующих требований:</text:p>
      <text:list xml:id="list30342150" text:style-name="L1">
        <text:list-item>
          <text:p text:style-name="P31">Ориентация на высокий уровень повторного использования компонент. </text:p>
        </text:list-item>
        <text:list-item>
          <text:p text:style-name="P31">Простота создания новых компонент.</text:p>
        </text:list-item>
        <text:list-item>
          <text:p text:style-name="P31">Наличие ряда низкоуровневых и/или базовых компонент общего назначения, на основе которых можно было бы строить другие компоненты.</text:p>
        </text:list-item>
        <text:list-item>
          <text:p text:style-name="P31">Интеграция с портальными технологиями поддерживающими спецификацию JSR 168</text:p>
        </text:list-item>
        <text:list-item>
          <text:p text:style-name="P31">Возможность персонификации свойств различных компонент.</text:p>
        </text:list-item>
        <text:list-item>
          <text:p text:style-name="P31">Возможность гибкого управления Look and Feel.</text:p>
        </text:list-item>
        <text:list-item>
          <text:p text:style-name="P31">Оптимизация по производительности.</text:p>
        </text:list-item>
        <text:list-item>
          <text:p text:style-name="P31">Простота идей и реализации. Устойчивость к вносимым в требования изменениям</text:p>
        </text:list-item>
      </text:list>
      <text:p text:style-name="Standard"/>
      <text:h text:style-name="Heading_20_1" text:outline-level="1">Основные<text:span text:style-name="T7"> положения</text:span></text:h>
      <text:h text:style-name="P36" text:outline-level="2">Функциональность</text:h>
      <text:p text:style-name="P24"><text:tab/>Одним из основных достоинств компонентной модели является возможность быстрого построения сложных представлений на базе множества достаточно простых и функционально законченных компонент. В частности, это означает что любое представление конечной веб страницы или сложного компонента может быть построено с использованием других компонент.</text:p>
      <text:p text:style-name="P24"><text:tab/>Каждый компонент можно представить как некоторый черный ящик - функционально законченный блок практически не зависящий от своего окружения. Компонент может произвольно управлять своим внутренним состоянием и, следовательно, дочерними компонентами, но он не в состоянии влиять на свое окружение и может лишь подстраивать свою работу под него. Типичным следствием данного утверждения является то, что компонент принципиально не в состоянии управлять страницей, на которой он лежит, или управлять другими компонентами, лежащими на этой же странице (за исключением своих дочерних компонент). </text:p>
      <text:p text:style-name="P24"><text:tab/>Компоненты могут иметь сколь угодно сложную логику работы. Они могут работать со своими данными, иметь произвольное количество состояний и некоторые правила по переходу между ними. Дополнительно, компоненты могут поддерживать различные устройства для отображения информации на стороне клиента. Все эти требования приводят нас к идее, что каждый компонент по сути является отдельным web приложением в миниатюре <text:s/>и, следовательно, к нему могут быть применимы все стандартные практики проектирования web приложений.</text:p>
      <text:p text:style-name="P24"><text:tab/>Все компоненты имеют свой идентификатор. <text:span text:style-name="T38">Идентификатор компонента представляет собой атрибут типа </text:span><text:span text:style-name="T41">String, </text:span><text:span text:style-name="T38">предназначенный для</text:span> однозначной идентификации компонент порожденных одним общим родительским компонентом. В отличии от идентификатора, так называемый полный идентификатор позволяет однозначно идентифицировать компонент среди всех прочих компонент, расположенных на той же странице. Полный идентификатор компонента включает в себя полный идентификатор родительского компонента и , через символ <text:span text:style-name="T1">'.', </text:span>собственно идентификатор компонента.</text:p>
      <text:p text:style-name="P25">Пример:</text:p>
      <text:p text:style-name="P24"><text:tab/>Допустим есть компонент <text:span text:style-name="T1">c </text:span>идентификатором <text:span text:style-name="T1">'</text:span><text:span text:style-name="T30">A</text:span><text:span text:style-name="T1">' </text:span>который породил компонент с идентификатором <text:span text:style-name="T1">'</text:span><text:span text:style-name="T30">B</text:span><text:span text:style-name="T1">', </text:span>а тот, <text:s/>в свою очередь породил два компонента с идентификатороми <text:span text:style-name="T1">'</text:span><text:span text:style-name="T30">C</text:span><text:span text:style-name="T1">' </text:span>и <text:span text:style-name="T1">'</text:span><text:span text:style-name="T2">A</text:span><text:span text:style-name="T1">' </text:span>соответственно<text:span text:style-name="T1">. </text:span>Полные идентификаторы этих компонент будут выглядеть как <text:span text:style-name="T34">'</text:span><text:span text:style-name="T32">A.B.C</text:span><text:span text:style-name="T33">'</text:span><text:span text:style-name="T39"> </text:span><text:span text:style-name="T40">и </text:span><text:span text:style-name="T33">'</text:span><text:span text:style-name="T36">A.B.A</text:span><text:span text:style-name="T35">'. О</text:span><text:span text:style-name="T40">чевидно они будет уникальным для всех компонентов, расположенных на данной странице.</text:span></text:p>
      <text:h text:style-name="P36" text:outline-level="2"><text:soft-page-break/>Контекст выполнения компонента</text:h>
      <text:p text:style-name="P24"><text:tab/>Все компоненты связаны с окружающим миром посредством т.н. контекста выполнения. Являясь, по сути, оберткой вокруг объекта <text:span text:style-name="T28">HttpServletRequest</text:span>, контекст выполнения гарантирует нам что каждый компонент видит только ту часть информации из пользовательского запроса, которая относится именно к этому компоненту или к порожденным от него компонентам. Какие именно параметры и атрибуты запроса<text:span text:style-name="T1"> </text:span>относятся к тому или иному компоненту определяется по их именам, которые включают в себя полный идентификатор компонента их использующего.</text:p>
      <text:p text:style-name="P25">Пример:</text:p>
      <text:p text:style-name="P24"><text:tab/>Компонент с полным идентификатором <text:span text:style-name="T1">'A.B.C' </text:span>использует в своей работе атрибут запроса с именем <text:span text:style-name="T1">'name' </text:span>посредством соответствующих обращений к своему контексту выполнения:</text:p>
      <text:p text:style-name="P10"><text:span text:style-name="T1">String name = context.getAttribute(“</text:span><text:span text:style-name="T13">name</text:span><text:span text:style-name="T1">”, Scope.REQUEST);<text:line-break/>...<text:line-break/>context.setAttribute(“</text:span><text:span text:style-name="T13">name</text:span><text:span text:style-name="T1">”, “</text:span><text:span text:style-name="T13">new value</text:span><text:span text:style-name="T1">”, Scope.REQUEST);</text:span></text:p>
      <text:p text:style-name="P24">такие вызовы транслируются внутри контекста выполнения в соответствующие обращения к объекту <text:span text:style-name="T1">HttpServletRequest:</text:span></text:p>
      <text:p text:style-name="P23"><text:span text:style-name="T1">final String uid = context.getUID(); <text:s/></text:span><text:span text:style-name="T19">// </text:span><text:span text:style-name="T21">uid = “A.B.C”</text:span><text:span text:style-name="T1"><text:line-break/>...<text:line-break/>String name = request.getAttribute(uid+”</text:span><text:span text:style-name="T13">.</text:span><text:span text:style-name="T1">”+”</text:span><text:span text:style-name="T13">name</text:span><text:span text:style-name="T1">”);<text:line-break/>...<text:line-break/>request.setAttribute(uid+”</text:span><text:span text:style-name="T13">.</text:span><text:span text:style-name="T1">”+”</text:span><text:span text:style-name="T13">name</text:span><text:span text:style-name="T1">”, “</text:span><text:span text:style-name="T13">new value</text:span><text:span text:style-name="T1">”);</text:span></text:p>
      <text:p text:style-name="P26"/>
      <text:p text:style-name="P24">Контекст выполнения содержит два вида данных:</text:p>
      <text:list xml:id="list30351184" text:style-name="L2">
        <text:list-item>
          <text:p text:style-name="P35">Информация из клиентского запроса, которая имеет отношение именно к данному компоненту или к его дочерним компонентам (если таковые имеются). К таковой информации относятся параметры запроса, атрибуты запроса, сессии, приложения и т. п.</text:p>
        </text:list-item>
        <text:list-item>
          <text:p text:style-name="P35">Дополнительные обработчики и структуры данных, специфичные для данного фреймворка. </text:p>
        </text:list-item>
      </text:list>
      <text:h text:style-name="P36" text:outline-level="2">Иерархия компонент</text:h>
      <text:p text:style-name="P24"><text:tab/>Компонент, использующий при формировании своего представления другие компоненты считается родительским по отношению к последним, а те, в свою очередь, считаются дочерними для компонента, использующего их при построении своего представления.</text:p>
      <text:p text:style-name="P24"><text:tab/>Условно, родительские компоненты можно разделить на две вида<text:span text:style-name="T1">. </text:span>В первом случае родительский компонент сам создает и надлежащим образом инициализирует свои дочерние компоненты. Примером подобного поведения может служить компонент для ввода диапазона двух дат, который в своем представлении использует два экземпляра другого компонента для выбора одной даты. Во втором случае, родительский компонент использует для своего отображения переданные ему в методах уже готовые экземпляры компонент. Примером подобного поведения может служить компонент «<text:span text:style-name="T16">таблица закладок</text:span>» или<text:span text:style-name="T1"> </text:span>компонент «<text:span text:style-name="T16">форма</text:span>». Принципиальным отличием первого варианта от второго является то, что созданные компонентом дочерние компоненты работают в его же контексте. Особенностью этого случая является то что дочерние компоненты создаются в контексте который никак не связан с контекстом использующего их родительского компонента (например таблицы закладок или формы) и, соответственно, этот родительский компонент весьма ограничен в способах влияния на такие дочерние компоненты.</text:p>
      <text:p text:style-name="P24"><text:tab/>Дочерние компоненты создаются каждый в своем контексте, который никак не связан с контекстом родительского компонента. Таким образом родительский компонент лишь решает где и когда следует отобразить указанный ему список дочерних компонент (уже инициализированных и готовых к отображению на странице). Родительский компонент не имеет доступа к контексту исполнения своих дочерних компонент и, практически, не в состоянии как-либо влиять на их работу.</text:p>
      <text:h text:style-name="Heading_20_1" text:outline-level="1">Пример страницы</text:h>
      <text:p text:style-name="Standard">Пример страницы формируемой прямо при помощи <text:span text:style-name="T1">java API </text:span><text:span text:style-name="T7">фреймворка:</text:span></text:p>
      <text:p text:style-name="P22"><text:span text:style-name="T10">final</text:span> Writer out = …<text:tab/><text:tab/><text:span text:style-name="T18">// </text:span><text:span text:style-name="T24">выходной поток</text:span></text:p>
      <text:p text:style-name="P5"><text:span text:style-name="T11">final</text:span><text:span text:style-name="T17"> UIContext uctx = …<text:tab/></text:span><text:span text:style-name="T20">//</text:span><text:span text:style-name="T25"> вся информация о текущем пользовательском запросе</text:span></text:p>
      <text:p text:style-name="P5"><text:span text:style-name="T11">final</text:span><text:span text:style-name="T17"> </text:span><text:span text:style-name="T4">Page page</text:span><text:span text:style-name="T17"> = </text:span><text:span text:style-name="T11">new</text:span><text:span text:style-name="T17"> </text:span><text:span text:style-name="T4">Page</text:span><text:span text:style-name="T17">(uctx);</text:span></text:p>
      <text:p text:style-name="P6"><text:span text:style-name="T1">page</text:span>.setViewStrategy(“<text:span text:style-name="T12">page</text:span>”, 0, CleanStrategy.PRIORITY);</text:p>
      <text:p text:style-name="P6"><text:span text:style-name="T1">page</text:span>.setTitle(“<text:span text:style-name="T12">my page</text:span>”);</text:p>
      <text:p text:style-name="P6"><text:span text:style-name="T10">final</text:span> ComponentContext ctx = <text:span text:style-name="T1">page</text:span>.getContext();</text:p>
      <text:p text:style-name="P6"><text:span text:style-name="T10">final</text:span> LinkComponent lnk1 = <text:span text:style-name="T1">page.append( </text:span><text:span text:style-name="T10">new</text:span> LinkComponent( ctx.getChild(“<text:span text:style-name="T12">lnk1</text:span>”) ) <text:span text:style-name="T1">);</text:span></text:p>
      <text:p text:style-name="P6"><text:soft-page-break/>lnk1.setTitle("<text:span text:style-name="T12">back ...</text:span>");</text:p>
      <text:p text:style-name="P6">lnk1.onclick().attach( <text:span text:style-name="T10">new</text:span> JSFunction("<text:span text:style-name="T12">event</text:span>", "<text:span text:style-name="T12">alert(event)</text:span>") );</text:p>
      <text:p text:style-name="P7"><text:span text:style-name="T10">final</text:span> PaneGroupComponent pg1 = page.append( <text:span text:style-name="T10">new</text:span> PaneGroupComponent( ctx.getChild(“<text:span text:style-name="T12">pg1</text:span>”) ) );</text:p>
      <text:p text:style-name="P7"><text:span text:style-name="T10">final</text:span> Pane p1 = pg1.addPane(“<text:span text:style-name="T12">p1</text:span>”, “”, “<text:span text:style-name="T12">Common info</text:span>”);</text:p>
      <text:p text:style-name="P7"><text:span text:style-name="T10">final</text:span> ButtonComponent b1 = p1.append( <text:span text:style-name="T10">new</text:span> ButtonComponent(ctx.getChild(“<text:span text:style-name="T12">b1</text:span>”)) );</text:p>
      <text:p text:style-name="P7">b1.onclick().attach( <text:span text:style-name="T10">new</text:span> JSFunction(“<text:span text:style-name="T12">event</text:span>”, “<text:span text:style-name="T12">alert(event)</text:span>”) );</text:p>
      <text:p text:style-name="P7"><text:span text:style-name="T10">final</text:span> Pane p2 = pg1.addPane(“<text:span text:style-name="T12">p2</text:span>”, “”, “<text:span text:style-name="T12">Extended info</text:span>”);</text:p>
      <text:p text:style-name="P7"><text:span text:style-name="T10">final</text:span> ButtonComponent b2 = p2.append( <text:span text:style-name="T10">new</text:span> ButtonComponent(ctx.getChild(“<text:span text:style-name="T12">b2</text:span>”)) );</text:p>
      <text:p text:style-name="P7">b2.onclick().attach( <text:span text:style-name="T10">new</text:span> JSFunction(“<text:span text:style-name="T12">event</text:span>”, “<text:span text:style-name="T12">alert(event)</text:span>”) );</text:p>
      <text:p text:style-name="P7"><text:span text:style-name="T10">final</text:span> Pane p3 = pg1.addPane(“<text:span text:style-name="T12">p3</text:span>”, “<text:span text:style-name="T12">other</text:span>”, “<text:span text:style-name="T12">Extended info</text:span>”);</text:p>
      <text:p text:style-name="P7">p3.setContentSource(</text:p>
      <text:p text:style-name="P7"><text:tab/><text:span text:style-name="T10">new</text:span> SimpleContentSource() {</text:p>
      <text:p text:style-name="P7"><text:tab/><text:tab/><text:span text:style-name="T10">public</text:span> <text:span text:style-name="T10">void</text:span> populate(List&lt;UIComponent&gt; cntr, ComponentContext parentctx) {</text:p>
      <text:p text:style-name="P7"><text:span text:style-name="T10"><text:tab/><text:tab/><text:tab/>final</text:span> SomeShitComponent cmp1 = </text:p>
      <text:p text:style-name="P7"><text:tab/><text:tab/><text:tab/><text:tab/>p3.append( <text:span text:style-name="T10">new</text:span> SomeShitComponent(rctx.getChild(“<text:span text:style-name="T12">cmp1</text:span>”)) );</text:p>
      <text:p text:style-name="P7"><text:tab/><text:tab/>}</text:p>
      <text:p text:style-name="P7"><text:tab/>});</text:p>
      <text:p text:style-name="P7">page.invoke(out);</text:p>
      <text:p text:style-name="P1"/>
      <text:p text:style-name="Standard">Тот же пример записанный с использованием тегов <text:span text:style-name="T1">JSP</text:span></text:p>
      <text:p text:style-name="P3"/>
      <text:p text:style-name="P21">&lt;<text:span text:style-name="T10">wui:</text:span><text:span text:style-name="T2">page</text:span> view=”<text:span text:style-name="T12">page</text:span>” viewLevel=”<text:span text:style-name="T12">0</text:span>” viewStrategy=”<text:span text:style-name="T12">priority</text:span>” <text:span text:style-name="T1">title=”</text:span><text:span text:style-name="T13">my page</text:span><text:span text:style-name="T1">”</text:span>&gt;</text:p>
      <text:p text:style-name="P6"><text:tab/>&lt;<text:span text:style-name="T10">wui:link</text:span> id=”<text:span text:style-name="T13">lnk1</text:span>” title=”<text:span text:style-name="T12">back...</text:span>” onclick=”<text:span text:style-name="T12">alert(event)</text:span>” /&gt;</text:p>
      <text:p text:style-name="P6"><text:span text:style-name="T1"><text:tab/>&lt;</text:span><text:span text:style-name="T2">wui:pane-group</text:span><text:span text:style-name="T1"> id=”</text:span><text:span text:style-name="T13">pg1</text:span><text:span text:style-name="T1">”&gt;</text:span></text:p>
      <text:p text:style-name="P6"><text:span text:style-name="T1"><text:tab/><text:tab/>&lt;</text:span><text:span text:style-name="T2">wui:pane</text:span><text:span text:style-name="T1"> name=”</text:span><text:span text:style-name="T13">p1</text:span><text:span text:style-name="T1">” title=”</text:span><text:span text:style-name="T13">Common info</text:span><text:span text:style-name="T1">”&gt;</text:span></text:p>
      <text:p text:style-name="P6"><text:span text:style-name="T1"><text:tab/><text:tab/><text:tab/>&lt;</text:span><text:span text:style-name="T2">wui:button</text:span><text:span text:style-name="T1"> id=”</text:span><text:span text:style-name="T13">bt1</text:span><text:span text:style-name="T1">” title=”</text:span><text:span text:style-name="T13">Click me</text:span><text:span text:style-name="T1">”&gt;</text:span></text:p>
      <text:p text:style-name="P6"><text:tab/><text:tab/><text:tab/><text:tab/>&lt;<text:span text:style-name="T10">wui:core</text:span> event=”<text:span text:style-name="T12">onclick</text:span>”&gt;<text:span text:style-name="T16">alert(event);</text:span>&lt;/<text:span text:style-name="T10">wui:core</text:span>&gt;</text:p>
      <text:p text:style-name="P6"><text:span text:style-name="T1"><text:tab/><text:tab/><text:tab/>&lt;/</text:span><text:span text:style-name="T2">wui:button</text:span><text:span text:style-name="T1">&gt;</text:span></text:p>
      <text:p text:style-name="P6"><text:span text:style-name="T1"><text:tab/><text:tab/>&lt;/</text:span><text:span text:style-name="T2">wui:pane</text:span><text:span text:style-name="T1">&gt;</text:span></text:p>
      <text:p text:style-name="P6"><text:span text:style-name="T1"><text:tab/><text:tab/>&lt;</text:span><text:span text:style-name="T2">wui:pane</text:span><text:span text:style-name="T1"> name=”</text:span><text:span text:style-name="T13">p2</text:span><text:span text:style-name="T1">” title=”</text:span><text:span text:style-name="T13">Extended info</text:span><text:span text:style-name="T1">”&gt;</text:span></text:p>
      <text:p text:style-name="P6"><text:span text:style-name="T1"><text:tab/><text:tab/><text:tab/>&lt;</text:span><text:span text:style-name="T2">wui:button</text:span><text:span text:style-name="T1"> id=”</text:span><text:span text:style-name="T13">bt2</text:span><text:span text:style-name="T1">” title=”</text:span><text:span text:style-name="T13">Click me too</text:span><text:span text:style-name="T1">”&gt;</text:span></text:p>
      <text:p text:style-name="P6"><text:tab/><text:tab/><text:tab/><text:tab/>&lt;<text:span text:style-name="T10">wui:core</text:span> event=”<text:span text:style-name="T12">onclick</text:span>”&gt;<text:span text:style-name="T16">alert(event);</text:span>&lt;/<text:span text:style-name="T10">wui:core</text:span>&gt;</text:p>
      <text:p text:style-name="P6"><text:span text:style-name="T1"><text:tab/><text:tab/><text:tab/>&lt;/</text:span><text:span text:style-name="T2">wui:button</text:span><text:span text:style-name="T1">&gt;</text:span></text:p>
      <text:p text:style-name="P6"><text:span text:style-name="T1"><text:tab/><text:tab/>&lt;/</text:span><text:span text:style-name="T2">wui:pane</text:span><text:span text:style-name="T1">&gt;</text:span></text:p>
      <text:p text:style-name="P6"><text:span text:style-name="T1"><text:tab/><text:tab/>&lt;</text:span><text:span text:style-name="T2">wui:pane</text:span><text:span text:style-name="T1"> name=”</text:span><text:span text:style-name="T13">p3</text:span><text:span text:style-name="T1">” title=”</text:span><text:span text:style-name="T13">Something else</text:span><text:span text:style-name="T1">” group=”</text:span><text:span text:style-name="T13">other</text:span><text:span text:style-name="T1">”&gt;</text:span></text:p>
      <text:p text:style-name="P6"><text:span text:style-name="T1"><text:tab/><text:tab/><text:tab/>&lt;</text:span><text:span text:style-name="T2">wui:some-shit</text:span><text:span text:style-name="T1"> id=”</text:span><text:span text:style-name="T13">cmp1</text:span><text:span text:style-name="T1">” /&gt;</text:span></text:p>
      <text:p text:style-name="P6"><text:span text:style-name="T1"><text:tab/><text:tab/>&lt;/</text:span><text:span text:style-name="T2">wui:pane</text:span><text:span text:style-name="T1">&gt;</text:span></text:p>
      <text:p text:style-name="P6"><text:span text:style-name="T1"><text:tab/>&lt;/</text:span><text:span text:style-name="T2">wui:pane-group</text:span><text:span text:style-name="T1">&gt;</text:span></text:p>
      <text:p text:style-name="P9"><text:span text:style-name="T1">&lt;/</text:span><text:span text:style-name="T2">wui:page</text:span><text:span text:style-name="T1">&gt;</text:span></text:p>
      <text:p text:style-name="P1"/>
      <text:h text:style-name="Heading_20_1" text:outline-level="1">Основы поддержки <text:span text:style-name="T1">JSP</text:span></text:h>
      <text:p text:style-name="P1">Ключевой внутренней структурой фрейворка является класс <text:span text:style-name="T1">JspRuntime:</text:span></text:p>
      <text:p text:style-name="P20"><text:span text:style-name="T2">public</text:span><text:span text:style-name="T1"> </text:span><text:span text:style-name="T2">final</text:span><text:span text:style-name="T1"> </text:span><text:span text:style-name="T2">class</text:span><text:span text:style-name="T1"> JspRuntime {</text:span></text:p>
      <text:p text:style-name="P4"><text:span text:style-name="T1"><text:tab/></text:span><text:span text:style-name="T2">public</text:span><text:span text:style-name="T1"> ComponentContext context; <text:s text:c="3"/></text:span><text:span text:style-name="T21">// </text:span><text:span text:style-name="T27">контекст родительского компонента</text:span></text:p>
      <text:p text:style-name="P4"><text:span text:style-name="T1"><text:tab/></text:span><text:span text:style-name="T2">public</text:span><text:span text:style-name="T1"> List&lt;UIComponent&gt; container; </text:span><text:span text:style-name="T21">// </text:span><text:span text:style-name="T27">текущий контейнер родительского компонента</text:span></text:p>
      <text:p text:style-name="P8">}</text:p>
      <text:p text:style-name="P1">Данная структура содержит всю информацию требуемую тегам фреймворка для генерации корректной иерархии компонент.</text:p>
      <text:list xml:id="list30353060" text:style-name="L3">
        <text:list-item>
          <text:p text:style-name="P32"><text:span text:style-name="T29">context</text:span><text:span text:style-name="T42"> – </text:span><text:span text:style-name="T43">контекст </text:span>родительского компонента, в котором могут создаваться очередные компоненты. Инициализируется при обработке открывающего тега соответствующего компонента (первым таковым компонентом является <text:span text:style-name="T1">&lt;wui:root /&gt;) </text:span>и восстанавливает свое предыдущее значение по достижении закрывающего тега компонента.</text:p>
        </text:list-item>
        <text:list-item>
          <text:p text:style-name="P33"><text:span text:style-name="T29">container</text:span><text:span text:style-name="T1"> - </text:span></text:p>
        </text:list-item>
      </text:list>
      <text:p text:style-name="P3"/>
      <text:h text:style-name="Heading_20_1" text:outline-level="1">Пошаговый процесс<text:span text:style-name="T1"> </text:span>генерации страницы при помощи <text:span text:style-name="T1">JSP </text:span>тегов</text:h>
      <text:p text:style-name="P3"><text:span text:style-name="T7">Начало обработки тега </text:span><text:span text:style-name="T8">wui:page</text:span><text:span text:style-name="T9"> :</text:span></text:p>
      <text:p text:style-name="P16"><text:span text:style-name="T5">// </text:span><text:span text:style-name="T44">Конструируется соответствующий экземпляр </text:span><text:span text:style-name="T5">UIContex</text:span></text:p>
      <text:p text:style-name="P11"><text:span text:style-name="T46">final</text:span><text:span text:style-name="T45"> UIContext uctx = new ServletUIContext(request, response, getServletContext());</text:span></text:p>
      <text:p text:style-name="P18"><text:span text:style-name="T31">// </text:span><text:span text:style-name="T37">Конструируется экземпляр класса </text:span><text:span text:style-name="T31">Page</text:span></text:p>
      <text:p text:style-name="P14">final Page page = new Page(uctx);</text:p>
      <text:p text:style-name="P27"><text:span text:style-name="T44">Установка атрибутов в теге </text:span><text:span text:style-name="T2">wui:page</text:span><text:span text:style-name="T5"> :</text:span></text:p>
      <text:p text:style-name="P16"><text:span text:style-name="T5">// </text:span><text:span text:style-name="T44">обработка атрибута </text:span><text:span text:style-name="T2">view</text:span><text:span text:style-name="T5"> :</text:span></text:p>
      <text:p text:style-name="P11"><text:span text:style-name="T45">page.setViewId(“</text:span><text:span text:style-name="T14">page</text:span><text:span text:style-name="T45">”);</text:span></text:p>
      <text:p text:style-name="P12"><text:span text:style-name="T22">// о</text:span><text:span text:style-name="T26">бработка атрибута </text:span><text:span text:style-name="T23">viewLevel</text:span><text:span text:style-name="T22"> :</text:span><text:span text:style-name="T5"><text:line-break/></text:span></text:p>
      <text:p text:style-name="P12"><text:soft-page-break/><text:span text:style-name="T6">page.setViewLevel(</text:span><text:span text:style-name="T15">0</text:span><text:span text:style-name="T6">);</text:span></text:p>
      <text:p text:style-name="P16"><text:span text:style-name="T5">// </text:span><text:span text:style-name="T44">обработка атрибута </text:span><text:span text:style-name="T2">viewStrategy</text:span><text:span text:style-name="T5"> :</text:span></text:p>
      <text:p text:style-name="P14">page.setViewStrategy( CleanStrategy.PRIORITY );</text:p>
      <text:p text:style-name="P3"><text:span text:style-name="T7">Открытие тега </text:span><text:span text:style-name="T10">wui:page</text:span><text:span text:style-name="T44"> :</text:span></text:p>
      <text:p text:style-name="P16"><text:span text:style-name="T5">// И</text:span><text:span text:style-name="T44">нициализируем экземпляр структуры </text:span><text:span text:style-name="T5">JspRuntime, </text:span><text:span text:style-name="T44">указывая</text:span><text:span text:style-name="T5"> :</text:span></text:p>
      <text:p text:style-name="P11"><text:span text:style-name="T46">final</text:span><text:span text:style-name="T45"> JspRuntime jr = new JspRuntime(page, page.getContainer());</text:span></text:p>
      <text:p text:style-name="P11"><text:span text:style-name="T5">request.setAttribute(“</text:span><text:span text:style-name="T14">ru.topsbi.framework.ui.jspruntime</text:span><text:span text:style-name="T5">”, jr);</text:span></text:p>
      <text:p text:style-name="P28">Когда начинается обработка очередного открывающего тега на странице :</text:p>
      <text:p text:style-name="P16"><text:span text:style-name="T5">// пол</text:span><text:span text:style-name="T44">я</text:span><text:span text:style-name="T5"> в котор</text:span><text:span text:style-name="T44">ых</text:span><text:span text:style-name="T5"> временно хранится значение одноименных атрибутов компонента</text:span></text:p>
      <text:p text:style-name="P19">String id = …</text:p>
      <text:p text:style-name="P13"><text:span text:style-name="T47">String</text:span><text:span text:style-name="T48"> </text:span><text:span text:style-name="T47">title= …</text:span></text:p>
      <text:p text:style-name="P19">String url = …</text:p>
      <text:p text:style-name="P19">…</text:p>
      <text:p text:style-name="P16"><text:span text:style-name="T5">// </text:span><text:span text:style-name="T44">Получаем ссылку на экземпляр структуры </text:span><text:span text:style-name="T5">JspRuntime ...</text:span></text:p>
      <text:p text:style-name="P11"><text:span text:style-name="T46">final</text:span><text:span text:style-name="T45"> JspRuntime jr = request.getAttribute(“</text:span><text:span text:style-name="T14">ru.topsbi.framework.ui.jspruntime</text:span><text:span text:style-name="T45">”);</text:span></text:p>
      <text:p text:style-name="P16"><text:span text:style-name="T5">// С</text:span><text:span text:style-name="T44">оздаем экземпляр компонента</text:span><text:span text:style-name="T5"> ...</text:span></text:p>
      <text:p text:style-name="P11"><text:span text:style-name="T2">final</text:span><text:span text:style-name="T5"> LinkComponent component = new LinkComponent(jr.context.getChild(id));</text:span></text:p>
      <text:p text:style-name="P16"><text:span text:style-name="T5">// У</text:span><text:span text:style-name="T44">станавливаем его свойства</text:span><text:span text:style-name="T5"> ...</text:span></text:p>
      <text:p text:style-name="P15">component.setTitle( title );</text:p>
      <text:p text:style-name="P15">component.setUrl( url );</text:p>
      <text:p text:style-name="P15">if (jr.container!=null) {</text:p>
      <text:p text:style-name="P15"><text:s text:c="4"/>jr.container.add( component );</text:p>
      <text:p text:style-name="P15">}</text:p>
      <text:p text:style-name="P17"><text:span text:style-name="T44">// </text:span><text:span text:style-name="T9">если новый компонент тоже является контейнером, то :</text:span></text:p>
      <text:p text:style-name="P15">final List&lt;UIComponent&gt; ownercontainer = jr.container;</text:p>
      <text:p text:style-name="P15">jr.container = component.getContainer();</text:p>
      <text:p text:style-name="P1"><text:span text:style-name="T44">Закрытие тега компонента</text:span><text:span text:style-name="T5"> :</text:span></text:p>
      <text:p text:style-name="P16"><text:span text:style-name="T5">// И</text:span><text:span text:style-name="T44">нициализируем экземпляр структуры </text:span><text:span text:style-name="T5">JspRuntime, </text:span><text:span text:style-name="T44">указывая</text:span><text:span text:style-name="T5"> :</text:span></text:p>
      <text:p text:style-name="P11"><text:span text:style-name="T46">final</text:span><text:span text:style-name="T45"> JspRuntime jr = new JspRuntime(page, page.getContainer());</text:span></text:p>
      <text:p text:style-name="P11"><text:span text:style-name="T5">request.setAttribute(“</text:span><text:span text:style-name="T14">ru.topsbi.framework.ui.jspruntime</text:span><text:span text:style-name="T5">”, jr);</text:span></text:p>
      <text:p text:style-name="P29"><text:span text:style-name="T5">Закрытие тега </text:span><text:span text:style-name="T2">&lt;/wui:page&gt;</text:span><text:span text:style-name="T5"> :</text:span></text:p>
      <text:p text:style-name="P16"><text:span text:style-name="T5">// И</text:span><text:span text:style-name="T44">нициализируем экземпляр структуры </text:span><text:span text:style-name="T5">JspRuntime, </text:span><text:span text:style-name="T44">указывая</text:span><text:span text:style-name="T5"> :</text:span></text:p>
      <text:p text:style-name="P11"><text:span text:style-name="T46">final</text:span><text:span text:style-name="T45"> JspRuntime jr = new JspRuntime(page, page.getContainer());</text:span></text:p>
      <text:p text:style-name="P11"><text:span text:style-name="T5">request.setAttribute(“</text:span><text:span text:style-name="T14">ru.topsbi.framework.ui.jspruntime</text:span><text:span text:style-name="T5">”, jr);</text:span></text:p>
      <text:p text:style-name="P34"/>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Arial" svg:font-family="Arial"/>
    <style:font-face style:name="OpenSymbol" svg:font-family="OpenSymbol"/>
    <style:font-face style:name="Tahoma1" svg:font-family="Tahoma"/>
    <style:font-face style:name="Consolas" svg:font-family="Consolas" style:font-family-generic="modern" style:font-pitch="fixed"/>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ru" fo:country="RU"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Антон Шарапов</meta:initial-creator>
    <meta:creation-date>2009-09-24T18:58:19</meta:creation-date>
    <dc:date>2009-11-19T10:34:54.87</dc:date>
    <dc:creator>Антон Шарапов</dc:creator>
    <meta:editing-duration>PT93H25M11S</meta:editing-duration>
    <meta:editing-cycles>65</meta:editing-cycles>
    <meta:generator>OpenOffice.org/3.1$Win32 OpenOffice.org_project/310m19$Build-9420</meta:generator>
    <dc:title>Концепции заложенные в основу Web UI 0.8</dc:title>
    <meta:keyword>webui architect</meta:keyword>
    <meta:document-statistic meta:table-count="0" meta:image-count="0" meta:object-count="0" meta:page-count="4" meta:paragraph-count="134" meta:word-count="1446" meta:character-count="12105"/>
  </office:meta>
</office:document-meta>
</file>